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2171" officeooo:paragraph-rsid="00022171"/>
    </style:style>
    <style:style style:name="P2" style:family="paragraph" style:parent-style-name="Standard">
      <style:text-properties officeooo:rsid="00022171" officeooo:paragraph-rsid="00026215"/>
    </style:style>
    <style:style style:name="P3" style:family="paragraph" style:parent-style-name="Standard">
      <style:text-properties officeooo:paragraph-rsid="00022171"/>
    </style:style>
    <style:style style:name="P4" style:family="paragraph" style:parent-style-name="Standard">
      <style:text-properties style:font-name="sans-serif" fo:font-size="12pt" officeooo:rsid="00022171" officeooo:paragraph-rsid="00022171"/>
    </style:style>
    <style:style style:name="P5" style:family="paragraph" style:parent-style-name="Standard">
      <style:text-properties officeooo:paragraph-rsid="00026215"/>
    </style:style>
    <style:style style:name="P6" style:family="paragraph" style:parent-style-name="Standard">
      <style:text-properties officeooo:rsid="00029929" officeooo:paragraph-rsid="00029929"/>
    </style:style>
    <style:style style:name="T1" style:family="text">
      <style:text-properties officeooo:rsid="00022171"/>
    </style:style>
    <style:style style:name="T2" style:family="text">
      <style:text-properties style:font-name="sans-serif" fo:font-size="12pt"/>
    </style:style>
    <style:style style:name="T3" style:family="text">
      <style:text-properties style:font-name="sans-serif" fo:font-size="12pt" officeooo:rsid="00022171"/>
    </style:style>
    <style:style style:name="T4" style:family="text">
      <style:text-properties style:font-name="sans-serif" fo:font-size="12pt" officeooo:rsid="000262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3"><text:span text:style-name="T3">A) </text:span><text:span text:style-name="T2">The tag used for the code component of this assignment </text:span></text:p>
      <text:p text:style-name="P6"><text:span text:style-name="T2"><text:s text:c="4"/></text:span></text:p>
      <text:p text:style-name="P6"><text:span text:style-name="T2">hw1</text:span></text:p>
      <text:p text:style-name="P3"><text:span text:style-name="T4"><text:s/></text:span></text:p>
      <text:p text:style-name="P1"><text:span text:style-name="T2">B) The URL of your repository, your username on whichever site it is, and the name of your repository (Step 1f, 5 points)</text:span></text:p>
      <text:p text:style-name="P1"/>
      <text:p text:style-name="P5"><text:span text:style-name="T4"><text:s/>URL: </text:span><text:a xlink:type="simple" xlink:href="https://github.com/ashwinj92/dukiebot_ashwin" text:style-name="Internet_20_link" text:visited-style-name="Visited_20_Internet_20_Link"><text:span text:style-name="T2">https://github.com/ashwinj92/dukiebot_ashwin</text:span></text:a></text:p>
      <text:p text:style-name="P5"><text:span text:style-name="T2"><text:s/></text:span><text:span text:style-name="T4">Username: ashwinj92</text:span></text:p>
      <text:p text:style-name="P2"><text:span text:style-name="T4"><text:s/>Name: dukiebot_ashwin</text:span></text:p>
      <text:p text:style-name="P2"><text:span text:style-name="T4"/></text:p>
      <text:p text:style-name="P4">C) The name of your docker container from step</text:p>
      <text:p text:style-name="P6"/>
      <text:p text:style-name="P1">modest_tu</text:p>
      <text:p text:style-name="P1"/>
      <text:p text:style-name="P4">D) The output of rosnode list in step 5b</text:p>
      <text:p text:style-name="P4"/>
      <text:p text:style-name="P1">root@d08fe5e17e1d:/# rosnode list</text:p>
      <text:p text:style-name="P1">/homework1/listener</text:p>
      <text:p text:style-name="P1">/homework1/talker</text:p>
      <text:p text:style-name="P1">/rosout</text:p>
      <text:p text:style-name="P1"/>
      <text:p text:style-name="P4">E) The output of rostopic list in step 5c (5 points)</text:p>
      <text:p text:style-name="P1"/>
      <text:p text:style-name="P1">root@d08fe5e17e1d:/# rostopic list</text:p>
      <text:p text:style-name="P1">/homework1/chatter</text:p>
      <text:p text:style-name="P1">/rosout</text:p>
      <text:p text:style-name="P1">/rosout_agg</text:p>
      <text:p text:style-name="P1"/>
      <text:p text:style-name="P3"><text:span text:style-name="T1">F) </text:span><text:span text:style-name="T2">The output of rostopic info &lt;topic&gt;in step 5e (5 points)</text:span></text:p>
      <text:p text:style-name="P1"/>
      <text:p text:style-name="P4">root@d08fe5e17e1d:/# rostopic info /homework1/chatter</text:p>
      <text:p text:style-name="P4">Type: std_msgs/String</text:p>
      <text:p text:style-name="P4"/>
      <text:p text:style-name="P4">Publishers: </text:p>
      <text:p text:style-name="P4"><text:s/>* /homework1/talker (http://d08fe5e17e1d:35669/)</text:p>
      <text:p text:style-name="P4"/>
      <text:p text:style-name="P4">Subscribers: </text:p>
      <text:p text:style-name="P4"><text:s/>* /homework1/listener (http://d08fe5e17e1d:37583/)</text:p>
      <text:p text:style-name="P4"/>
      <text:p text:style-name="P4"/>
      <text:p text:style-name="P1"/>
      <text:p text:style-name="P1"/>
      <text:p text:style-name="P1"/>
      <text:p text:style-name="P1"/>
      <text:p text:style-name="P4"/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19:18:27.964359625</meta:creation-date>
    <dc:date>2020-02-02T19:32:00.163772258</dc:date>
    <meta:editing-duration>PT3M2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27" meta:word-count="108" meta:character-count="830" meta:non-whitespace-character-count="734"/>
  </office:meta>
</office:document-meta>
</file>